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3" style:parent-style-name="Normal" style:family="paragraph">
      <style:paragraph-properties fo:margin-bottom="0in" fo:line-height="100%"/>
    </style:style>
    <style:style style:name="T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AWS <text:s/>TASK1</text:p>
      <text:p text:style-name="P3"><text:span text:style-name="T4"><draw:frame draw:style-name="a1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><text:span text:style-name="T7"><draw:frame draw:style-name="a2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8"/>
      <text:p text:style-name="P9">AWS LAB-3 TASK1</text:p>
      <text:soft-page-break/>
      <text:p text:style-name="P10"><text:span text:style-name="T11"><draw:frame draw:style-name="a3" draw:name="Picture 3" text:anchor-type="as-char" svg:x="0in" svg:y="0in" svg:width="6.26806in" svg:height="3.52569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12"/>
      <text:p text:style-name="P13">TASK-2</text:p>
      <text:p text:style-name="P14"><text:span text:style-name="T15"><draw:frame draw:style-name="a4" draw:name="Picture 4" text:anchor-type="as-char" svg:x="0in" svg:y="0in" svg:width="6.26806in" svg:height="3.52569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P16"/>
      <text:soft-page-break/>
      <text:p text:style-name="P17"><text:span text:style-name="T18"><draw:frame draw:style-name="a5" draw:name="Picture 5" text:anchor-type="as-char" svg:x="0in" svg:y="0in" svg:width="6.26806in" svg:height="3.60972in" style:rel-width="scale" style:rel-height="scale"><draw:image xlink:href="media/image5.png" xlink:type="simple" xlink:show="embed" xlink:actuate="onLoad"/><svg:title/><svg:desc>A computer screen shot of a black screen

Description automatically generated</svg:desc></draw:frame></text:span></text:p>
      <text:p text:style-name="P19"/>
      <text:p text:style-name="P20">AWS LAB-4</text:p>
      <text:p text:style-name="Normal"><text:span text:style-name="T21"><draw:frame draw:style-name="a6" draw:name="Picture 1" text:anchor-type="as-char" svg:x="0in" svg:y="0in" svg:width="6.26806in" svg:height="2.66111in" style:rel-width="scale" style:rel-height="scale"><draw:image xlink:href="media/image6.png" xlink:type="simple" xlink:show="embed" xlink:actuate="onLoad"/><svg:title/><svg:desc/></draw:frame></text:span></text:p>
      <text:soft-page-break/>
      <text:p text:style-name="Normal"><text:span text:style-name="T22"><draw:frame draw:style-name="a7" draw:name="Picture 1" text:anchor-type="as-char" svg:x="0in" svg:y="0in" svg:width="6.26806in" svg:height="2.9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Normal"><text:span text:style-name="T23"><draw:frame draw:style-name="a8" draw:name="Picture 1" text:anchor-type="as-char" svg:x="0in" svg:y="0in" svg:width="6.26806in" svg:height="2.96458in" style:rel-width="scale" style:rel-height="scale"><draw:image xlink:href="media/image8.png" xlink:type="simple" xlink:show="embed" xlink:actuate="onLoad"/><svg:title/><svg:desc>A screenshot of a computer

Description automatically generated</svg:desc></draw:frame></text:span></text:p>
      <text:p text:style-name="Normal"><text:span text:style-name="T24"><draw:frame draw:style-name="a9" draw:name="Picture 1" text:anchor-type="as-char" svg:x="0in" svg:y="0in" svg:width="6.26806in" svg:height="2.78472in" style:rel-width="scale" style:rel-height="scale"><draw:image xlink:href="media/image9.png" xlink:type="simple" xlink:show="embed" xlink:actuate="onLoad"/><svg:title/><svg:desc>A screenshot of a computer

Description automatically generated</svg:desc></draw:frame></text:span></text:p>
      <text:soft-page-break/>
      <text:p text:style-name="Normal"><text:span text:style-name="T25"><draw:frame draw:style-name="a10" draw:name="Picture 1" text:anchor-type="as-char" svg:x="0in" svg:y="0in" svg:width="6.26806in" svg:height="2.84167in" style:rel-width="scale" style:rel-height="scale"><draw:image xlink:href="media/image10.png" xlink:type="simple" xlink:show="embed" xlink:actuate="onLoad"/><svg:title/><svg:desc>A screenshot of a computer

Description automatically generated</svg:desc></draw:frame></text:span></text:p>
      <text:p text:style-name="Normal"><text:span text:style-name="T26"><draw:frame draw:style-name="a11" draw:name="Picture 1" text:anchor-type="as-char" svg:x="0in" svg:y="0in" svg:width="6.26806in" svg:height="2.90833in" style:rel-width="scale" style:rel-height="scale"><draw:image xlink:href="media/image11.png" xlink:type="simple" xlink:show="embed" xlink:actuate="onLoad"/><svg:title/><svg:desc>A screenshot of a computer

Description automatically generated</svg:desc></draw:frame></text:span></text:p>
      <text:p text:style-name="P27">AWS LAB-5</text:p>
      <text:p text:style-name="P28">TASK 1</text:p>
      <text:soft-page-break/>
      <text:p text:style-name="Normal"><text:span text:style-name="T29"><draw:frame draw:style-name="a12" draw:name="Picture 1" text:anchor-type="as-char" svg:x="0in" svg:y="0in" svg:width="6.26806in" svg:height="3.16667in" style:rel-width="scale" style:rel-height="scale"><draw:image xlink:href="media/image12.png" xlink:type="simple" xlink:show="embed" xlink:actuate="onLoad"/><svg:title/><svg:desc>A screenshot of a computer

Description automatically generated</svg:desc></draw:frame></text:span></text:p>
      <text:p text:style-name="Normal"><text:span text:style-name="T30"><draw:frame draw:style-name="a13" draw:name="Picture 1" text:anchor-type="as-char" svg:x="0in" svg:y="0in" svg:width="6.26806in" svg:height="3.18611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margin-bottom="0in"/>
      <style:text-properties style:font-name="Calibri" style:font-name-asian="Calibri" style:font-name-complex="Calibri" fo:color="#000000"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.20833in" fo:padding-bottom="0in" fo:padding-left="0.27778in" fo:padding-right="0in" fo:background-color="transparent" draw:textarea-vertical-align="top" draw:textarea-horizontal-align="left" style:wrap="run-through" style:run-through="foreground" style:horizontal-rel="page" style:vertical-rel="page" style:horizontal-pos="left" style:vertical-pos="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60288" draw:id="id0" draw:style-name="a0" draw:name="Text Box 8" text:anchor-type="paragraph" svg:x="0in" svg:y="0in" svg:width="0.48542in" svg:height="0.48542in" style:rel-width="scale" style:rel-height="scale"><draw:text-box><text:p text:style-name="P2">Classified</text:p></draw:text-box><svg:title/><svg:desc>Classified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kshana Chennagiri</meta:initial-creator>
    <dc:creator>Rakshana Chennagiri</dc:creator>
    <meta:creation-date>2024-03-10T04:37:00Z</meta:creation-date>
    <dc:date>2024-03-10T04:50:00Z</dc:date>
    <meta:template xlink:href="Normal" xlink:type="simple"/>
    <meta:editing-cycles>1</meta:editing-cycles>
    <meta:editing-duration>PT780S</meta:editing-duration>
    <meta:user-defined meta:name="ClassificationContentMarkingHeaderShapeIds">55ed5b2d,28fa462e,7d37be09</meta:user-defined>
    <meta:user-defined meta:name="ClassificationContentMarkingHeaderFontProps">#000000,10,Calibri</meta:user-defined>
    <meta:user-defined meta:name="ClassificationContentMarkingHeaderText">Classified</meta:user-defined>
    <meta:user-defined meta:name="MSIP_Label_00f7727a-510c-40ce-a418-7fdfc8e6513f_Enabled">true</meta:user-defined>
    <meta:user-defined meta:name="MSIP_Label_00f7727a-510c-40ce-a418-7fdfc8e6513f_SetDate">2024-03-10T04:50:11Z</meta:user-defined>
    <meta:user-defined meta:name="MSIP_Label_00f7727a-510c-40ce-a418-7fdfc8e6513f_Method">Standard</meta:user-defined>
    <meta:user-defined meta:name="MSIP_Label_00f7727a-510c-40ce-a418-7fdfc8e6513f_Name">Classified (without encryption)</meta:user-defined>
    <meta:user-defined meta:name="MSIP_Label_00f7727a-510c-40ce-a418-7fdfc8e6513f_SiteId">75b2f54b-feff-400d-8e0b-67102edb9a23</meta:user-defined>
    <meta:user-defined meta:name="MSIP_Label_00f7727a-510c-40ce-a418-7fdfc8e6513f_ActionId">9ca456eb-41aa-4971-a161-c2f91578dd17</meta:user-defined>
    <meta:user-defined meta:name="MSIP_Label_00f7727a-510c-40ce-a418-7fdfc8e6513f_ContentBits">1</meta:user-defined>
    <meta:document-statistic meta:page-count="6" meta:paragraph-count="1" meta:word-count="13" meta:character-count="91" meta:row-count="1" meta:non-whitespace-character-count="79"/>
  </office:meta>
</office:document-meta>
</file>